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f1669" officeooo:paragraph-rsid="001f1669" style:font-weight-asian="bold" style:font-weight-complex="bold"/>
    </style:style>
    <style:style style:name="P2" style:family="paragraph" style:parent-style-name="Standard">
      <style:paragraph-properties fo:text-align="start" style:justify-single-word="false"/>
      <style:text-properties fo:font-weight="bold" officeooo:rsid="001f1669" officeooo:paragraph-rsid="001f1669" style:font-weight-asian="bold" style:font-weight-complex="bold"/>
    </style:style>
    <style:style style:name="P3" style:family="paragraph" style:parent-style-name="Standard">
      <style:paragraph-properties fo:text-align="start" style:justify-single-word="false"/>
      <style:text-properties fo:font-weight="bold" officeooo:rsid="001fb4ae" officeooo:paragraph-rsid="001fb4ae" style:font-weight-asian="bold" style:font-weight-complex="bold"/>
    </style:style>
    <style:style style:name="P4" style:family="paragraph" style:parent-style-name="Standard">
      <style:paragraph-properties fo:text-align="start" style:justify-single-word="false"/>
      <style:text-properties fo:font-weight="bold" officeooo:rsid="0020a082" officeooo:paragraph-rsid="0020a082" style:font-weight-asian="bold" style:font-weight-complex="bold"/>
    </style:style>
    <style:style style:name="P5" style:family="paragraph" style:parent-style-name="Standard">
      <style:paragraph-properties fo:text-align="start" style:justify-single-word="false"/>
      <style:text-properties fo:font-weight="bold" officeooo:rsid="0021847b" officeooo:paragraph-rsid="0021847b" style:font-weight-asian="bold" style:font-weight-complex="bold"/>
    </style:style>
    <style:style style:name="P6" style:family="paragraph" style:parent-style-name="Standard">
      <style:paragraph-properties fo:text-align="start" style:justify-single-word="false"/>
      <style:text-properties fo:font-weight="bold" officeooo:rsid="00223471" officeooo:paragraph-rsid="00223471" style:font-weight-asian="bold" style:font-weight-complex="bold"/>
    </style:style>
    <style:style style:name="P7" style:family="paragraph" style:parent-style-name="Standard">
      <style:paragraph-properties fo:text-align="start" style:justify-single-word="false"/>
      <style:text-properties fo:font-weight="bold" officeooo:rsid="0023c585" officeooo:paragraph-rsid="0023c585" style:font-weight-asian="bold" style:font-weight-complex="bold"/>
    </style:style>
    <style:style style:name="P8" style:family="paragraph" style:parent-style-name="Standard">
      <style:paragraph-properties fo:text-align="start" style:justify-single-word="false"/>
      <style:text-properties fo:font-weight="normal" officeooo:rsid="001f1669" officeooo:paragraph-rsid="001f1669" style:font-weight-asian="normal" style:font-weight-complex="normal"/>
    </style:style>
    <style:style style:name="P9" style:family="paragraph" style:parent-style-name="Standard">
      <style:paragraph-properties fo:text-align="start" style:justify-single-word="false"/>
      <style:text-properties fo:font-weight="normal" officeooo:rsid="001fb4ae" officeooo:paragraph-rsid="001fb4ae" style:font-weight-asian="normal" style:font-weight-complex="normal"/>
    </style:style>
    <style:style style:name="P10" style:family="paragraph" style:parent-style-name="Standard">
      <style:paragraph-properties fo:text-align="start" style:justify-single-word="false"/>
      <style:text-properties fo:font-weight="normal" officeooo:rsid="0020a082" officeooo:paragraph-rsid="0020a082" style:font-weight-asian="normal" style:font-weight-complex="normal"/>
    </style:style>
    <style:style style:name="P11" style:family="paragraph" style:parent-style-name="Standard">
      <style:paragraph-properties fo:text-align="start" style:justify-single-word="false"/>
      <style:text-properties fo:font-weight="normal" officeooo:rsid="00214484" officeooo:paragraph-rsid="00214484" style:font-weight-asian="normal" style:font-weight-complex="normal"/>
    </style:style>
    <style:style style:name="P12" style:family="paragraph" style:parent-style-name="Standard">
      <style:paragraph-properties fo:text-align="start" style:justify-single-word="false"/>
      <style:text-properties fo:font-weight="normal" officeooo:rsid="0021847b" officeooo:paragraph-rsid="0021847b" style:font-weight-asian="normal" style:font-weight-complex="normal"/>
    </style:style>
    <style:style style:name="P13" style:family="paragraph" style:parent-style-name="Standard">
      <style:paragraph-properties fo:text-align="start" style:justify-single-word="false"/>
      <style:text-properties fo:font-weight="normal" officeooo:rsid="00223471" officeooo:paragraph-rsid="00223471" style:font-weight-asian="normal" style:font-weight-complex="normal"/>
    </style:style>
    <style:style style:name="P14" style:family="paragraph" style:parent-style-name="Standard">
      <style:paragraph-properties fo:text-align="start" style:justify-single-word="false"/>
      <style:text-properties fo:font-weight="normal" officeooo:rsid="0023c585" officeooo:paragraph-rsid="0023c585" style:font-weight-asian="normal" style:font-weight-complex="normal"/>
    </style:style>
    <style:style style:name="P15" style:family="paragraph" style:parent-style-name="Standard">
      <style:paragraph-properties fo:text-align="start" style:justify-single-word="false"/>
      <style:text-properties fo:font-weight="normal" officeooo:rsid="001f1669" officeooo:paragraph-rsid="001f1669" style:font-weight-asian="normal" style:font-weight-complex="normal"/>
    </style:style>
    <style:style style:name="P16" style:family="paragraph" style:parent-style-name="Standard">
      <style:paragraph-properties fo:text-align="start" style:justify-single-word="false"/>
      <style:text-properties fo:font-weight="normal" officeooo:rsid="00214484" officeooo:paragraph-rsid="0023c585"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fb4ae"/>
    </style:style>
    <style:style style:name="T3" style:family="text">
      <style:text-properties officeooo:rsid="00214484"/>
    </style:style>
    <style:style style:name="T4" style:family="text">
      <style:text-properties officeooo:rsid="0023c585"/>
    </style:style>
    <style:style style:name="T5" style:family="text">
      <style:text-properties officeooo:rsid="0023d1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LINQ</text:p>
      <text:p text:style-name="P2"/>
      <text:p text:style-name="P2">1. Students by group.</text:p>
      <text:p text:style-name="P8">Print all students from group number 2. Use LINQ. Order the students by first name.</text:p>
      <text:p text:style-name="P8"/>
      <text:p text:style-name="P2">2. Students by first and last name.</text:p>
      <text:p text:style-name="P2"><text:s/><text:span text:style-name="T1">Using the same input as above print all students whose first name is before their last name lexicographically. Use LINQ. Print them in order of appearance.</text:span></text:p>
      <text:p text:style-name="P8"/>
      <text:p text:style-name="P2">3. Students by age.</text:p>
      <text:p text:style-name="P8">Write a LINQ function that finds the first name and the last name of all students with age between 18 and 24. The query should <text:s/>return the first name, last name and age. Print them in order of appearence.</text:p>
      <text:p text:style-name="P8"/>
      <text:p text:style-name="P2">4. <text:span text:style-name="T2">Sort students.</text:span></text:p>
      <text:p text:style-name="P9">Using the lambda expressions with LINQ syntax sort the students first by last name in ascending order and then by first name in descending order.</text:p>
      <text:p text:style-name="P9"/>
      <text:p text:style-name="P3">5. Filter students by email domain.</text:p>
      <text:p text:style-name="P9">Print all students that have email @gmail.com in order if appearance. Use LINQ.</text:p>
      <text:p text:style-name="P9"/>
      <text:p text:style-name="P3">6. Filter students by phone.</text:p>
      <text:p text:style-name="P9">Print all students with phones starting with Sofia's phone prefix (starting with 02/+3592).</text:p>
      <text:p text:style-name="P9"/>
      <text:p text:style-name="P3">7. Excellent students.</text:p>
      <text:p text:style-name="P9">Print all students that have at least one mark Excellent (6). Use LINQ.</text:p>
      <text:p text:style-name="P9"/>
      <text:p text:style-name="P3">8. Weak students.</text:p>
      <text:p text:style-name="P9">Write a similar program to the previous one to extract the students with at least 2 marks under or equal to "3". Use LINQ.</text:p>
      <text:p text:style-name="P9"/>
      <text:p text:style-name="P4">9. Students enrolled in 2004 or 2015.</text:p>
      <text:p text:style-name="P10">Using LINQ extract and print the Marks of the students that enrolled in 2014 or 2015 (the students from 2014 have 14 as thei 5-th and the 6-th digit in the Faculty number, those from 2015 have 15).</text:p>
      <text:p text:style-name="P9"/>
      <text:p text:style-name="P4">10. Group by group.</text:p>
      <text:p text:style-name="P10">Create a new class named Person. It should consist of properties: name and group (String, Integer). Write a program that extract all persons (students), grouped by Group name and then prints them on the console. Print all group names along with the students in each group in ascending order. Use the group by query in LINQ. You will be given an input on the console.</text:p>
      <text:p text:style-name="P10"/>
      <text:p text:style-name="P10">Output fortam:{group}-{name1},{name2},{name3},...</text:p>
      <text:p text:style-name="P10"/>
      <text:p text:style-name="P4">11.<text:span text:style-name="T1"> </text:span><text:span text:style-name="T3">Students joined to specialties.</text:span></text:p>
      <text:p text:style-name="P11">Create a new StudentSpecialty that holds specialty name and faculty number. Create a Student class that holds student name and faculty number. Create a list of student specialties, where each specialty corresponds to a certain student (via the faculty number). You will receive several specialties in the format:</text:p>
      <text:p text:style-name="P11"/>
      <text:p text:style-name="P11">{specialty name}{specialty name}{faculty number}</text:p>
      <text:p text:style-name="P11"><text:soft-page-break/>Until you reach "Students:", you should add specialties to the collection. After you reach "Students:", you should start reading students in the format:</text:p>
      <text:p text:style-name="P11"/>
      <text:p text:style-name="P11">{faculty number}{student's first name}{student's second name}</text:p>
      <text:p text:style-name="P11"/>
      <text:p text:style-name="P11">You should add the students untill you receive "END" command.</text:p>
      <text:p text:style-name="P11">Print all student names alphabetically along with their faculty number and specialty name. Use the "join" LINQ operator.</text:p>
      <text:p text:style-name="P11"/>
      <text:p text:style-name="P5">12. Little John.</text:p>
      <text:p text:style-name="P5">This problem is originally from the PHP Basics Exam (3 May 2015).</text:p>
      <text:p text:style-name="P5"/>
      <text:p text:style-name="P12">You are given 4 input strings (a hay). Those strings may or may not contain arrows. The arrows can be of different type as follows:</text:p>
      <text:p text:style-name="P12"/>
      <text:p text:style-name="P12">"&gt;-----&gt;" - small arrow</text:p>
      <text:p text:style-name="P12">"&gt;&gt;-----&gt;" - medium arrow</text:p>
      <text:p text:style-name="P12">"&gt;&gt;&gt;-----&gt;&gt;" - large arrow</text:p>
      <text:p text:style-name="P12"/>
      <text:p text:style-name="P12">The body of every arrow is always 5 dashes long. The differences are in the the tip and tail. We should count only 3 types given and ignore the rest. You should start counting from the largest arrow type to the smallest.</text:p>
      <text:p text:style-name="P12"/>
      <text:p text:style-name="P12">After the arrows are counted you should concatenate the counts in to one number in order: small, medium, large arrows even if it si 0. Then you convert it in to binary, reverse it and concatenate it again with the initial binary representation of the number. You convert the final binary number again back to decimal. </text:p>
      <text:p text:style-name="P12"/>
      <text:p text:style-name="P5">Input</text:p>
      <text:p text:style-name="P12">The input will be read from the console. The data will be received from 4 input lines containing strings.</text:p>
      <text:p text:style-name="P12"/>
      <text:p text:style-name="P6">Output</text:p>
      <text:p text:style-name="P13">The output should be a decimal number, representing the encrypted count of arrows.</text:p>
      <text:p text:style-name="P13"/>
      <text:p text:style-name="P6">Constraints</text:p>
      <text:p text:style-name="P13">1. The input string will contain any ASCII character.</text:p>
      <text:p text:style-name="P13">2. Allowed working time: 0.1 s. Allowed memory: 16 MB.</text:p>
      <text:p text:style-name="P13"/>
      <text:p text:style-name="P6">1<text:span text:style-name="T4">3</text:span>. Office stuff</text:p>
      <text:p text:style-name="P6"/>
      <text:p text:style-name="P13">You are given a sequence of ne companies in the format |&lt;company&gt;-&lt;amount&gt;-&lt;product&gt;|</text:p>
      <text:p text:style-name="P13">Print all companies in alphabetical order. For each company print the product type and their aggregated ordered amounts. Order the products by order of appearence. Print the result in the following format:</text:p>
      <text:p text:style-name="P13">&lt;company&gt;:&lt;product&gt;-&lt;amount&gt;,&lt;product&gt;-&lt;amount&gt;. </text:p>
      <text:p text:style-name="P13"/>
      <text:p text:style-name="P6">Input</text:p>
      <text:p text:style-name="P13">The input comes from the console. At the first line the number n stays alone. At the next n lines, we have n orders in format |&lt;company&gt;-&lt;amount&gt;-&lt;product&gt;|.</text:p>
      <text:p text:style-name="P13">The input date will always be valid and in the format described.</text:p>
      <text:p text:style-name="P6"><text:soft-page-break/>Output</text:p>
      <text:p text:style-name="P14">Print one line for each company. Company lines should be ordered in alphabetical order. For each company print the products in order of appearence, along with the total amount for the given product. Each line should be in format &lt;company&gt;:&lt;product&gt;-&lt;amount&gt;, &lt;product&gt;-&lt;amount&gt;</text:p>
      <text:p text:style-name="P14"/>
      <text:p text:style-name="P7">Constraints</text:p>
      <text:p text:style-name="P14">1. The count of the lines n will be in the range 1-100</text:p>
      <text:p text:style-name="P14">2. The company and the product will consists only of latin letter wit lenght 1-20</text:p>
      <text:p text:style-name="P14">3. The amount will be an integer in the range 1-1000</text:p>
      <text:p text:style-name="P14">4. Time limit: 0.1 s. Memory limit: 16 MB.</text:p>
      <text:p text:style-name="P14"/>
      <text:p text:style-name="P1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26S</meta:editing-duration>
    <meta:editing-cycles>4</meta:editing-cycles>
    <meta:generator>LibreOffice/5.4.4.2$Windows_X86_64 LibreOffice_project/2524958677847fb3bb44820e40380acbe820f960</meta:generator>
    <dc:date>2018-07-27T20:32:47.065000000</dc:date>
    <meta:document-statistic meta:table-count="0" meta:image-count="0" meta:object-count="0" meta:page-count="3" meta:paragraph-count="58" meta:word-count="821" meta:character-count="4860" meta:non-whitespace-character-count="4096"/>
    <meta:user-defined meta:name="Info 1"/>
    <meta:user-defined meta:name="Info 2"/>
    <meta:user-defined meta:name="Info 3"/>
    <meta:user-defined meta:name="Info 4"/>
  </office:meta>
</office:document-meta>
</file>